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91cm" fo:min-width="6.803cm"/>
      <style:paragraph-properties style:writing-mode="lr-tb"/>
    </style:style>
    <style:style style:name="gr2" style:family="graphic" style:parent-style-name="standard">
      <style:graphic-properties svg:stroke-width="0.053cm" svg:stroke-color="#069a2e" draw:marker-start-width="0.279cm" draw:marker-end-width="0.279cm" draw:opacity="0%" draw:textarea-horizontal-align="justify" draw:textarea-vertical-align="middle" draw:auto-grow-height="false" fo:min-height="14.303cm" fo:min-width="16.91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  <style:paragraph-properties style:writing-mode="lr-tb"/>
    </style:style>
    <style:style style:name="gr4" style:family="graphic" style:parent-style-name="standard">
      <style:graphic-properties svg:stroke-width="0.081cm" svg:stroke-color="#b7b3ca" draw:marker-start-width="0.321cm" draw:marker-end-width="0.321cm" draw:opacity="0%" draw:textarea-horizontal-align="justify" draw:textarea-vertical-align="middle" draw:auto-grow-height="false" fo:min-height="2.925cm" fo:min-width="6.16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b7b3ca" draw:marker-start-width="0.321cm" draw:marker-end-width="0.321cm" draw:opacity="0%" draw:textarea-horizontal-align="justify" draw:textarea-vertical-align="middle" draw:auto-grow-height="false" fo:min-height="2.845cm" fo:min-width="6.08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20477a" draw:marker-start-width="0.321cm" draw:marker-end-width="0.321cm" draw:opacity="0%" draw:textarea-horizontal-align="justify" draw:textarea-vertical-align="middle" draw:auto-grow-height="false" fo:min-height="14.942cm" fo:min-width="26.725cm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opacity="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opacity="0%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3cm" svg:height="10.16cm" svg:x="2.42cm" svg:y="4.192cm">
          <text:p text:style-name="P1"><text:span text:style-name="T1">Preload Sce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303cm" svg:height="10.16cm" svg:x="11.31cm" svg:y="4.192cm">
          <text:p text:style-name="P1"><text:span text:style-name="T1">Menu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303cm" svg:height="10.16cm" svg:x="20.2cm" svg:y="4.193cm">
          <text:p text:style-name="P1"><text:span text:style-name="T1">Vehicle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7.462cm" svg:height="14.605cm" svg:x="10.676cm" svg:y="1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7.525cm" svg:height="0.962cm" svg:x="16.355cm" svg:y="2.287cm">
          <draw:text-box>
            <text:p><text:span text:style-name="T1">Sichtbar für den Nutzer</text:span></text:p>
          </draw:text-box>
        </draw:frame>
        <draw:custom-shape draw:style-name="gr4" draw:text-style-name="P4" draw:layer="layout" svg:width="6.668cm" svg:height="3.175cm" svg:x="2.738cm" svg:y="10.859cm">
          <text:p text:style-name="P1"><text:span text:style-name="T1">Laden aller</text:span></text:p>
          <text:p text:style-name="P1"><text:span text:style-name="T1">erforderlichen 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6.668cm" svg:height="3.175cm" svg:x="11.628cm" svg:y="10.859cm">
          <text:p text:style-name="P1"><text:span text:style-name="T1">Auswahl</text:span></text:p>
          <text:p text:style-name="P1"><text:span text:style-name="T1">des Fahrzeu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6.668cm" svg:height="3.175cm" svg:x="20.518cm" svg:y="10.859cm">
          <text:p text:style-name="P5"><text:span text:style-name="T1">Informationen als</text:span></text:p>
          <text:p text:style-name="P5"><text:span text:style-name="T1">Bild und Text</text:span></text:p>
          <text:p text:style-name="P5"><text:span text:style-name="T1">+ 3D Mod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27.305cm" svg:height="15.272cm" svg:x="1.15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0:47:54.574566381</meta:creation-date>
    <dc:date>2021-08-03T12:43:06.241542465</dc:date>
    <meta:editing-duration>PT35M39S</meta:editing-duration>
    <meta:editing-cycles>10</meta:editing-cycles>
    <meta:generator>LibreOffice/7.0.6.2$Linux_X86_64 LibreOffice_project/00$Build-2</meta:generator>
    <meta:document-statistic meta:object-count="9"/>
  </office:meta>
</office:document-meta>
</file>